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sans-serif"/>
    <style:font-face style:name="Helvetica" svg:font-family="Helvetica, arial, freesans, clean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4679"/>
    </style:style>
    <style:style style:name="P2" style:family="paragraph" style:parent-style-name="Standard">
      <style:text-properties officeooo:paragraph-rsid="001610c0"/>
    </style:style>
    <style:style style:name="P3" style:family="paragraph" style:parent-style-name="Standard">
      <style:text-properties fo:font-weight="bold" officeooo:paragraph-rsid="001610c0" style:font-weight-asian="bold" style:font-weight-complex="bold"/>
    </style:style>
    <style:style style:name="P4" style:family="paragraph" style:parent-style-name="Standard">
      <style:text-properties fo:font-weight="bold" officeooo:paragraph-rsid="00004679" style:font-weight-asian="bold" style:font-weight-complex="bold"/>
    </style:style>
    <style:style style:name="P5" style:family="paragraph" style:parent-style-name="Standard">
      <style:text-properties fo:font-weight="bold" officeooo:paragraph-rsid="00314197" style:font-weight-asian="bold" style:font-weight-complex="bold"/>
    </style:style>
    <style:style style:name="P6" style:family="paragraph" style:parent-style-name="Standard">
      <style:text-properties fo:font-weight="normal" officeooo:paragraph-rsid="001d6931" style:font-weight-asian="normal" style:font-weight-complex="normal"/>
    </style:style>
    <style:style style:name="P7" style:family="paragraph" style:parent-style-name="Standard">
      <style:text-properties fo:font-weight="normal" officeooo:paragraph-rsid="002a10f7" style:font-weight-asian="normal" style:font-weight-complex="normal"/>
    </style:style>
    <style:style style:name="P8" style:family="paragraph" style:parent-style-name="Standard">
      <style:text-properties fo:font-weight="normal" officeooo:paragraph-rsid="002ad7d3" style:font-weight-asian="normal" style:font-weight-complex="normal"/>
    </style:style>
    <style:style style:name="P9" style:family="paragraph" style:parent-style-name="Standard">
      <style:text-properties fo:font-weight="normal" officeooo:paragraph-rsid="002c333e" style:font-weight-asian="normal" style:font-weight-complex="normal"/>
    </style:style>
    <style:style style:name="P10" style:family="paragraph" style:parent-style-name="Standard">
      <style:text-properties fo:font-weight="normal" officeooo:paragraph-rsid="00314197" style:font-weight-asian="normal" style:font-weight-complex="normal"/>
    </style:style>
    <style:style style:name="P11" style:family="paragraph" style:parent-style-name="Standard">
      <style:text-properties fo:font-weight="normal" officeooo:paragraph-rsid="003a743d" style:font-weight-asian="normal" style:font-weight-complex="normal"/>
    </style:style>
    <style:style style:name="P12" style:family="paragraph" style:parent-style-name="Standard">
      <style:text-properties fo:font-weight="normal" officeooo:paragraph-rsid="003e3b72" style:font-weight-asian="normal" style:font-weight-complex="normal"/>
    </style:style>
    <style:style style:name="P13" style:family="paragraph" style:parent-style-name="Standard">
      <style:text-properties fo:font-weight="normal" officeooo:paragraph-rsid="005ad5e5" style:font-weight-asian="normal" style:font-weight-complex="normal"/>
    </style:style>
    <style:style style:name="P14" style:family="paragraph" style:parent-style-name="Standard">
      <style:text-properties fo:font-weight="normal" officeooo:paragraph-rsid="005e373a" style:font-weight-asian="normal" style:font-weight-complex="normal"/>
    </style:style>
    <style:style style:name="T1" style:family="text">
      <style:text-properties officeooo:rsid="00004679"/>
    </style:style>
    <style:style style:name="T2" style:family="text">
      <style:text-properties fo:font-variant="normal" fo:text-transform="none" fo:color="#333333" style:font-name="Liberation Serif" fo:font-size="12pt" fo:letter-spacing="normal" fo:font-style="normal" fo:font-weight="normal" officeooo:rsid="00004679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333333" style:font-name="Liberation Serif" fo:font-size="12pt" fo:letter-spacing="normal" fo:font-style="normal" fo:font-weight="normal" officeooo:rsid="000194a9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 officeooo:rsid="00025c6e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officeooo:rsid="0004bdb0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officeooo:rsid="00053c96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normal" officeooo:rsid="0006af3c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officeooo:rsid="0007e980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fo:font-weight="normal" officeooo:rsid="000959b9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333333" style:font-name="Liberation Serif" fo:font-size="12pt" fo:letter-spacing="normal" fo:font-style="normal" fo:font-weight="normal" officeooo:rsid="000cbaa2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333333" style:font-name="Liberation Serif" fo:font-size="12pt" fo:letter-spacing="normal" fo:font-style="normal" fo:font-weight="normal" officeooo:rsid="0010c0c4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333333" style:font-name="Liberation Serif" fo:font-size="12pt" fo:letter-spacing="normal" fo:font-style="normal" fo:font-weight="normal" officeooo:rsid="00117434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fo:color="#333333" style:font-name="Liberation Serif" fo:font-size="12pt" fo:letter-spacing="normal" fo:font-style="normal" fo:font-weight="normal" officeooo:rsid="00134137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333333" style:font-name="Liberation Serif" fo:font-size="12pt" fo:letter-spacing="normal" fo:font-style="normal" fo:font-weight="normal" officeooo:rsid="00135011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fo:color="#333333" style:font-name="Liberation Serif" fo:font-size="12pt" fo:letter-spacing="normal" fo:font-style="normal" fo:font-weight="normal" officeooo:rsid="001610c0" style:font-size-asian="12pt" style:font-style-asian="normal" style:font-size-complex="12pt" style:font-style-complex="normal"/>
    </style:style>
    <style:style style:name="T16" style:family="text">
      <style:text-properties fo:font-variant="normal" fo:text-transform="none" fo:color="#333333" style:font-name="Liberation Serif" fo:font-size="12pt" fo:letter-spacing="normal" fo:font-style="normal" fo:font-weight="normal" officeooo:rsid="001685f1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fo:color="#333333" style:font-name="Liberation Serif" fo:font-size="12pt" fo:letter-spacing="normal" fo:font-style="normal" fo:font-weight="normal" officeooo:rsid="0017e97a" style:font-size-asian="12pt" style:font-style-asian="normal" style:font-size-complex="12pt" style:font-style-complex="normal"/>
    </style:style>
    <style:style style:name="T18" style:family="text">
      <style:text-properties fo:font-variant="normal" fo:text-transform="none" fo:color="#333333" style:font-name="Liberation Serif" fo:font-size="12pt" fo:letter-spacing="normal" fo:font-style="normal" fo:font-weight="normal" officeooo:rsid="0019b655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333333" style:font-name="Liberation Serif" fo:font-size="12pt" fo:letter-spacing="normal" fo:font-style="normal" fo:font-weight="normal" officeooo:rsid="0019e087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333333" style:font-name="Liberation Serif" fo:font-size="12pt" fo:letter-spacing="normal" fo:font-style="normal" fo:font-weight="normal" officeooo:rsid="001bbd24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fo:color="#333333" style:font-name="Liberation Serif" fo:font-size="12pt" fo:letter-spacing="normal" fo:font-style="normal" fo:font-weight="normal" officeooo:rsid="0050e24b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fo:color="#333333" style:font-name="Liberation Serif" fo:font-size="12pt" fo:letter-spacing="normal" fo:font-style="normal" officeooo:rsid="001d6931" style:font-size-asian="12pt" style:font-style-asian="normal" style:font-size-complex="12pt" style:font-style-complex="normal"/>
    </style:style>
    <style:style style:name="T23" style:family="text">
      <style:text-properties fo:font-variant="normal" fo:text-transform="none" fo:color="#333333" style:font-name="Liberation Serif" fo:font-size="12pt" fo:letter-spacing="normal" fo:font-style="normal" officeooo:rsid="001e50a4" style:font-size-asian="12pt" style:font-style-asian="normal" style:font-size-complex="12pt" style:font-style-complex="normal"/>
    </style:style>
    <style:style style:name="T24" style:family="text">
      <style:text-properties fo:font-variant="normal" fo:text-transform="none" fo:color="#333333" style:font-name="Liberation Serif" fo:font-size="12pt" fo:letter-spacing="normal" fo:font-style="normal" officeooo:rsid="001e5ea7" style:font-size-asian="12pt" style:font-style-asian="normal" style:font-size-complex="12pt" style:font-style-complex="normal"/>
    </style:style>
    <style:style style:name="T25" style:family="text">
      <style:text-properties fo:font-variant="normal" fo:text-transform="none" fo:color="#333333" style:font-name="Liberation Serif" fo:font-size="12pt" fo:letter-spacing="normal" fo:font-style="normal" officeooo:rsid="002352d9" style:font-size-asian="12pt" style:font-style-asian="normal" style:font-size-complex="12pt" style:font-style-complex="normal"/>
    </style:style>
    <style:style style:name="T26" style:family="text">
      <style:text-properties fo:font-variant="normal" fo:text-transform="none" fo:color="#333333" style:font-name="Liberation Serif" fo:font-size="12pt" fo:letter-spacing="normal" fo:font-style="normal" officeooo:rsid="0023cb11" style:font-size-asian="12pt" style:font-style-asian="normal" style:font-size-complex="12pt" style:font-style-complex="normal"/>
    </style:style>
    <style:style style:name="T27" style:family="text">
      <style:text-properties fo:font-variant="normal" fo:text-transform="none" fo:color="#333333" style:font-name="Liberation Serif" fo:font-size="12pt" fo:letter-spacing="normal" fo:font-style="normal" officeooo:rsid="0026c023" style:font-size-asian="12pt" style:font-style-asian="normal" style:font-size-complex="12pt" style:font-style-complex="normal"/>
    </style:style>
    <style:style style:name="T28" style:family="text">
      <style:text-properties fo:font-variant="normal" fo:text-transform="none" fo:color="#333333" style:font-name="Liberation Serif" fo:font-size="12pt" fo:letter-spacing="normal" fo:font-style="normal" officeooo:rsid="0027af9d" style:font-size-asian="12pt" style:font-style-asian="normal" style:font-size-complex="12pt" style:font-style-complex="normal"/>
    </style:style>
    <style:style style:name="T29" style:family="text">
      <style:text-properties fo:font-variant="normal" fo:text-transform="none" fo:color="#333333" style:font-name="Liberation Serif" fo:font-size="12pt" fo:letter-spacing="normal" fo:font-style="normal" officeooo:rsid="00292f04" style:font-size-asian="12pt" style:font-style-asian="normal" style:font-size-complex="12pt" style:font-style-complex="normal"/>
    </style:style>
    <style:style style:name="T30" style:family="text">
      <style:text-properties fo:font-variant="normal" fo:text-transform="none" fo:color="#333333" style:font-name="Liberation Serif" fo:font-size="12pt" fo:letter-spacing="normal" fo:font-style="normal" officeooo:rsid="002a10f7" style:font-size-asian="12pt" style:font-style-asian="normal" style:font-size-complex="12pt" style:font-style-complex="normal"/>
    </style:style>
    <style:style style:name="T31" style:family="text">
      <style:text-properties fo:font-variant="normal" fo:text-transform="none" fo:color="#333333" style:font-name="Liberation Serif" fo:font-size="12pt" fo:letter-spacing="normal" fo:font-style="normal" officeooo:rsid="002a9a4a" style:font-size-asian="12pt" style:font-style-asian="normal" style:font-size-complex="12pt" style:font-style-complex="normal"/>
    </style:style>
    <style:style style:name="T32" style:family="text">
      <style:text-properties fo:font-variant="normal" fo:text-transform="none" fo:color="#333333" style:font-name="Liberation Serif" fo:font-size="12pt" fo:letter-spacing="normal" fo:font-style="normal" officeooo:rsid="002ad7d3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fo:color="#333333" style:font-name="Liberation Serif" fo:font-size="12pt" fo:letter-spacing="normal" fo:font-style="normal" officeooo:rsid="002c333e" style:font-size-asian="12pt" style:font-style-asian="normal" style:font-size-complex="12pt" style:font-style-complex="normal"/>
    </style:style>
    <style:style style:name="T34" style:family="text">
      <style:text-properties fo:font-variant="normal" fo:text-transform="none" fo:color="#333333" style:font-name="Liberation Serif" fo:font-size="12pt" fo:letter-spacing="normal" fo:font-style="normal" officeooo:rsid="002d2acf" style:font-size-asian="12pt" style:font-style-asian="normal" style:font-size-complex="12pt" style:font-style-complex="normal"/>
    </style:style>
    <style:style style:name="T35" style:family="text">
      <style:text-properties fo:font-variant="normal" fo:text-transform="none" fo:color="#333333" style:font-name="Liberation Serif" fo:font-size="12pt" fo:letter-spacing="normal" fo:font-style="normal" officeooo:rsid="002e78fd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fo:color="#333333" style:font-name="Liberation Serif" fo:font-size="12pt" fo:letter-spacing="normal" fo:font-style="normal" officeooo:rsid="00314197" style:font-size-asian="12pt" style:font-style-asian="normal" style:font-size-complex="12pt" style:font-style-complex="normal"/>
    </style:style>
    <style:style style:name="T37" style:family="text">
      <style:text-properties fo:font-variant="normal" fo:text-transform="none" fo:color="#333333" style:font-name="Liberation Serif" fo:font-size="12pt" fo:letter-spacing="normal" fo:font-style="normal" officeooo:rsid="003606ef" style:font-size-asian="12pt" style:font-style-asian="normal" style:font-size-complex="12pt" style:font-style-complex="normal"/>
    </style:style>
    <style:style style:name="T38" style:family="text">
      <style:text-properties fo:font-variant="normal" fo:text-transform="none" fo:color="#333333" style:font-name="Liberation Serif" fo:font-size="12pt" fo:letter-spacing="normal" fo:font-style="normal" officeooo:rsid="003a743d" style:font-size-asian="12pt" style:font-style-asian="normal" style:font-size-complex="12pt" style:font-style-complex="normal"/>
    </style:style>
    <style:style style:name="T39" style:family="text">
      <style:text-properties fo:font-variant="normal" fo:text-transform="none" fo:color="#333333" style:font-name="Liberation Serif" fo:font-size="12pt" fo:letter-spacing="normal" fo:font-style="normal" officeooo:rsid="003c4179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fo:color="#333333" style:font-name="Liberation Serif" fo:font-size="12pt" fo:letter-spacing="normal" fo:font-style="normal" officeooo:rsid="003e3b72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fo:color="#333333" style:font-name="Liberation Serif" fo:font-size="12pt" fo:letter-spacing="normal" fo:font-style="normal" officeooo:rsid="003f0fc1" style:font-size-asian="12pt" style:font-style-asian="normal" style:font-size-complex="12pt" style:font-style-complex="normal"/>
    </style:style>
    <style:style style:name="T42" style:family="text">
      <style:text-properties fo:font-variant="normal" fo:text-transform="none" fo:color="#333333" style:font-name="Liberation Serif" fo:font-size="12pt" fo:letter-spacing="normal" fo:font-style="normal" officeooo:rsid="003ff71c" style:font-size-asian="12pt" style:font-style-asian="normal" style:font-size-complex="12pt" style:font-style-complex="normal"/>
    </style:style>
    <style:style style:name="T43" style:family="text">
      <style:text-properties fo:font-variant="normal" fo:text-transform="none" fo:color="#333333" style:font-name="Liberation Serif" fo:font-size="12pt" fo:letter-spacing="normal" fo:font-style="normal" officeooo:rsid="0041808c" style:font-size-asian="12pt" style:font-style-asian="normal" style:font-size-complex="12pt" style:font-style-complex="normal"/>
    </style:style>
    <style:style style:name="T44" style:family="text">
      <style:text-properties fo:font-variant="normal" fo:text-transform="none" fo:color="#333333" style:font-name="Liberation Serif" fo:font-size="12pt" fo:letter-spacing="normal" fo:font-style="normal" officeooo:rsid="0046da13" style:font-size-asian="12pt" style:font-style-asian="normal" style:font-size-complex="12pt" style:font-style-complex="normal"/>
    </style:style>
    <style:style style:name="T45" style:family="text">
      <style:text-properties fo:font-variant="normal" fo:text-transform="none" fo:color="#333333" style:font-name="Liberation Serif" fo:font-size="12pt" fo:letter-spacing="normal" fo:font-style="normal" officeooo:rsid="00486b73" style:font-size-asian="12pt" style:font-style-asian="normal" style:font-size-complex="12pt" style:font-style-complex="normal"/>
    </style:style>
    <style:style style:name="T46" style:family="text">
      <style:text-properties fo:font-variant="normal" fo:text-transform="none" fo:color="#333333" style:font-name="Liberation Serif" fo:font-size="12pt" fo:letter-spacing="normal" fo:font-style="normal" officeooo:rsid="004b768a" style:font-size-asian="12pt" style:font-style-asian="normal" style:font-size-complex="12pt" style:font-style-complex="normal"/>
    </style:style>
    <style:style style:name="T47" style:family="text">
      <style:text-properties fo:font-variant="normal" fo:text-transform="none" fo:color="#333333" style:font-name="Liberation Serif" fo:font-size="12pt" fo:letter-spacing="normal" fo:font-style="normal" officeooo:rsid="004cb842" style:font-size-asian="12pt" style:font-style-asian="normal" style:font-size-complex="12pt" style:font-style-complex="normal"/>
    </style:style>
    <style:style style:name="T48" style:family="text">
      <style:text-properties fo:font-variant="normal" fo:text-transform="none" fo:color="#333333" style:font-name="Liberation Serif" fo:font-size="12pt" fo:letter-spacing="normal" fo:font-style="normal" officeooo:rsid="004ceb45" style:font-size-asian="12pt" style:font-style-asian="normal" style:font-size-complex="12pt" style:font-style-complex="normal"/>
    </style:style>
    <style:style style:name="T49" style:family="text">
      <style:text-properties fo:font-variant="normal" fo:text-transform="none" fo:color="#333333" style:font-name="Liberation Serif" fo:font-size="12pt" fo:letter-spacing="normal" fo:font-style="normal" officeooo:rsid="004d3418" style:font-size-asian="12pt" style:font-style-asian="normal" style:font-size-complex="12pt" style:font-style-complex="normal"/>
    </style:style>
    <style:style style:name="T50" style:family="text">
      <style:text-properties fo:font-variant="normal" fo:text-transform="none" fo:color="#333333" style:font-name="Liberation Serif" fo:font-size="12pt" fo:letter-spacing="normal" fo:font-style="normal" officeooo:rsid="004edbb7" style:font-size-asian="12pt" style:font-style-asian="normal" style:font-size-complex="12pt" style:font-style-complex="normal"/>
    </style:style>
    <style:style style:name="T51" style:family="text">
      <style:text-properties fo:font-variant="normal" fo:text-transform="none" fo:color="#333333" style:font-name="Liberation Serif" fo:font-size="12pt" fo:letter-spacing="normal" fo:font-style="normal" officeooo:rsid="004f436d" style:font-size-asian="12pt" style:font-style-asian="normal" style:font-size-complex="12pt" style:font-style-complex="normal"/>
    </style:style>
    <style:style style:name="T52" style:family="text">
      <style:text-properties fo:font-variant="normal" fo:text-transform="none" fo:color="#333333" style:font-name="Liberation Serif" fo:font-size="12pt" fo:letter-spacing="normal" fo:font-style="normal" officeooo:rsid="001610c0" style:font-size-asian="12pt" style:font-style-asian="normal" style:font-size-complex="12pt" style:font-style-complex="normal"/>
    </style:style>
    <style:style style:name="T53" style:family="text">
      <style:text-properties fo:font-variant="normal" fo:text-transform="none" fo:color="#333333" style:font-name="Liberation Serif" fo:font-size="12pt" fo:letter-spacing="normal" fo:font-style="normal" officeooo:rsid="0055275a" style:font-size-asian="12pt" style:font-style-asian="normal" style:font-size-complex="12pt" style:font-style-complex="normal"/>
    </style:style>
    <style:style style:name="T54" style:family="text">
      <style:text-properties fo:font-variant="normal" fo:text-transform="none" fo:color="#333333" style:font-name="Liberation Serif" fo:font-size="12pt" fo:letter-spacing="normal" fo:font-style="normal" officeooo:rsid="005725ee" style:font-size-asian="12pt" style:font-style-asian="normal" style:font-size-complex="12pt" style:font-style-complex="normal"/>
    </style:style>
    <style:style style:name="T55" style:family="text">
      <style:text-properties fo:font-variant="normal" fo:text-transform="none" fo:color="#333333" style:font-name="Liberation Serif" fo:font-size="12pt" fo:letter-spacing="normal" fo:font-style="normal" officeooo:rsid="0057a98c" style:font-size-asian="12pt" style:font-style-asian="normal" style:font-size-complex="12pt" style:font-style-complex="normal"/>
    </style:style>
    <style:style style:name="T56" style:family="text">
      <style:text-properties fo:font-variant="normal" fo:text-transform="none" fo:color="#333333" style:font-name="Liberation Serif" fo:font-size="12pt" fo:letter-spacing="normal" fo:font-style="normal" officeooo:rsid="005ad5e5" style:font-size-asian="12pt" style:font-style-asian="normal" style:font-size-complex="12pt" style:font-style-complex="normal"/>
    </style:style>
    <style:style style:name="T57" style:family="text">
      <style:text-properties fo:font-variant="normal" fo:text-transform="none" fo:color="#333333" style:font-name="Liberation Serif" fo:font-size="12pt" fo:letter-spacing="normal" fo:font-style="normal" officeooo:rsid="005bc9e9" style:font-size-asian="12pt" style:font-style-asian="normal" style:font-size-complex="12pt" style:font-style-complex="normal"/>
    </style:style>
    <style:style style:name="T58" style:family="text">
      <style:text-properties fo:font-variant="normal" fo:text-transform="none" fo:color="#333333" style:font-name="Liberation Serif" fo:font-size="12pt" fo:letter-spacing="normal" fo:font-style="normal" officeooo:rsid="005e373a" style:font-size-asian="12pt" style:font-style-asian="normal" style:font-size-complex="12pt" style:font-style-complex="normal"/>
    </style:style>
    <style:style style:name="T59" style:family="text">
      <style:text-properties fo:font-variant="normal" fo:text-transform="none" fo:color="#333333" style:font-name="Liberation Serif" fo:font-size="12pt" fo:letter-spacing="normal" fo:font-style="normal" officeooo:rsid="005e4cbd" style:font-size-asian="12pt" style:font-style-asian="normal" style:font-size-complex="12pt" style:font-style-complex="normal"/>
    </style:style>
    <style:style style:name="T60" style:family="text">
      <style:text-properties fo:font-variant="normal" fo:text-transform="none" fo:color="#333333" style:font-name="Liberation Serif" fo:font-size="12pt" fo:letter-spacing="normal" fo:font-style="normal" officeooo:rsid="0060e5c0" style:font-size-asian="12pt" style:font-style-asian="normal" style:font-size-complex="12pt" style:font-style-complex="normal"/>
    </style:style>
    <style:style style:name="T61" style:family="text">
      <style:text-properties fo:font-variant="normal" fo:text-transform="none" fo:color="#333333" style:font-name="Liberation Serif" fo:font-size="12pt" fo:letter-spacing="normal" fo:font-style="normal" officeooo:rsid="00627fc8" style:font-size-asian="12pt" style:font-style-asian="normal" style:font-size-complex="12pt" style:font-style-complex="normal"/>
    </style:style>
    <style:style style:name="T62" style:family="text">
      <style:text-properties fo:font-variant="normal" fo:text-transform="none" fo:color="#333333" style:font-name="Liberation Serif" fo:font-size="12pt" fo:letter-spacing="normal" fo:font-style="normal" officeooo:rsid="0063d049" style:font-size-asian="12pt" style:font-style-asian="normal" style:font-size-complex="12pt" style:font-style-complex="normal"/>
    </style:style>
    <style:style style:name="T63" style:family="text">
      <style:text-properties fo:font-variant="normal" fo:text-transform="none" fo:color="#333333" style:font-name="Liberation Serif" fo:font-size="12pt" fo:letter-spacing="normal" fo:font-style="italic" fo:font-weight="normal" officeooo:rsid="00004679" style:font-size-asian="12pt" style:font-style-asian="italic" style:font-size-complex="12pt" style:font-style-complex="italic"/>
    </style:style>
    <style:style style:name="T64" style:family="text">
      <style:text-properties fo:font-variant="normal" fo:text-transform="none" fo:color="#333333" style:font-name="Helvetica Neue" fo:font-size="10.5pt" fo:letter-spacing="normal" fo:font-style="normal" officeooo:rsid="002ad7d3" style:font-size-asian="12pt" style:font-style-asian="normal" style:font-size-complex="12pt" style:font-style-complex="normal"/>
    </style:style>
    <style:style style:name="T65" style:family="text">
      <style:text-properties fo:font-variant="normal" fo:text-transform="none" fo:color="#0084b4" style:font-name="Helvetica Neue" fo:font-size="10.5pt" fo:letter-spacing="normal" fo:font-style="normal" style:text-underline-style="solid" style:text-underline-width="auto" style:text-underline-color="font-color" officeooo:rsid="002ad7d3" style:font-size-asian="12pt" style:font-style-asian="normal" style:font-size-complex="12pt" style:font-style-complex="normal"/>
    </style:style>
    <style:style style:name="T66" style:family="text">
      <style:text-properties fo:font-variant="normal" fo:text-transform="none" fo:color="#66b5d2" style:text-line-through-style="solid" style:font-name="Helvetica Neue" fo:font-size="10.5pt" fo:letter-spacing="normal" fo:font-style="normal" style:text-underline-style="solid" style:text-underline-width="auto" style:text-underline-color="font-color" officeooo:rsid="002ad7d3" style:font-size-asian="12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WisdomReplier:</text:span></text:p>
      <text:p text:style-name="P1"><text:span text:style-name="T1"/></text:p>
      <text:p text:style-name="P1"><text:span text:style-name="T1">So the idea behind this bot was based on the suggestion given in the Project 3 page - </text:span></text:p>
      <text:p text:style-name="P1"><text:span text:style-name="T63"><text:tab/>Give your bot some personality by having it follow certain kinds of users (e.g. skeptics, musicians, architects) and having it select its responses from them or their followers.</text:span></text:p>
      <text:p text:style-name="P1"><text:span text:style-name="T63"><text:s/></text:span></text:p>
      <text:p text:style-name="P1"><text:span text:style-name="T2">So we decided to follow those users </text:span><text:span text:style-name="T3">who generally tweet about quotes. </text:span><text:span text:style-name="T4">The rationale was that most “quotes” </text:span><text:span text:style-name="T5">look like </text:span><text:span text:style-name="T6">they were </text:span><text:span text:style-name="T7">directly</text:span><text:span text:style-name="T6"> addressed to a person</text:span><text:span text:style-name="T8">( have a first person thing) a</text:span><text:span text:style-name="T9">nd </text:span><text:span text:style-name="T10">look more like a reply to a person.</text:span><text:span text:style-name="T11"> </text:span><text:span text:style-name="T12">The other </text:span><text:span text:style-name="T13">advantage</text:span><text:span text:style-name="T12"> in using </text:span><text:span text:style-name="T14">quotes is that, lot of quotes are <text:s/>very abstract like philosophical quotes and can be interpreted by the user in a </text:span><text:span text:style-name="T21">any way</text:span><text:span text:style-name="T14"> which suits the current context .So this can help in keeping the conversation going. </text:span></text:p>
      <text:p text:style-name="P1"><text:span text:style-name="T14"/></text:p>
      <text:p text:style-name="P3"><text:span text:style-name="T52">Implementation</text:span></text:p>
      <text:p text:style-name="P2"><text:span text:style-name="T15"/></text:p>
      <text:p text:style-name="P2"><text:span text:style-name="T15">1. The WisdomReplier sub-bot was part of this </text:span><text:span text:style-name="T16">bigger system consisting of many sub-bots .</text:span><text:span text:style-name="T17"> </text:span><text:span text:style-name="T18">The implementation can be found in </text:span><text:span text:style-name="T19">Repliers.scala. </text:span><text:span text:style-name="T20">The WisdomReplier class extends the StatusReplier and DirectMessageReplier traits.</text:span></text:p>
      <text:p text:style-name="P6"><text:span text:style-name="T22"/></text:p>
      <text:p text:style-name="P6"><text:span text:style-name="T22">2. Once the class is instantiated, the List of users , from whom we may extract tweets is loaded. This is done in the userSearch method in WisdomReplier. </text:span><text:span text:style-name="T23">The twi</text:span><text:span text:style-name="T53">t</text:span><text:span text:style-name="T23">ter.searchUsers() method is called that takes as input , </text:span><text:span text:style-name="T54">a </text:span><text:span text:style-name="T23">“term” by which we would like to search or users. In this implementation th</text:span><text:span text:style-name="T55">e</text:span><text:span text:style-name="T23"> </text:span><text:span text:style-name="T25">search term</text:span><text:span text:style-name="T23"> value set to “quote”. </text:span><text:span text:style-name="T24">Then</text:span><text:span text:style-name="T25"> 30 </text:span><text:span text:style-name="T26">most relevant</text:span><text:span text:style-name="T25"> users are </text:span><text:span text:style-name="T27">taken. </text:span><text:span text:style-name="T28">Then for each of these 30 users we collect the </text:span><text:span text:style-name="T29">200 of their most recent tweets and use that to give responses to the users.</text:span></text:p>
      <text:p text:style-name="P6"><text:span text:style-name="T29"/></text:p>
      <text:p text:style-name="P7"><text:span text:style-name="T30">3. The response was based on a very simple metric. </text:span><text:span text:style-name="T31">Among all the candidate tweets , choose the one that has the most number of common words between them. Although this wasn't </text:span><text:span text:style-name="T32">the best way to implement tweet relevance, it did turn up pretty good results.</text:span></text:p>
      <text:p text:style-name="P8"><text:span text:style-name="T32"/></text:p>
      <text:p text:style-name="P13"><text:span text:style-name="T56">Here the bot is @karthik_anlp and </text:span><text:span text:style-name="T57">@daneel_olivaw is the manual user</text:span></text:p>
      <text:p text:style-name="P8"><text:span text:style-name="T32">Eg :</text:span></text:p>
      <text:p text:style-name="P8"><text:a xlink:type="simple" xlink:href="https://twitter.com/karthik_anlp"><text:span text:style-name="T66">@</text:span></text:a><text:a xlink:type="simple" xlink:href="https://twitter.com/karthik_anlp"><text:span text:style-name="T65">karthik_anlp</text:span></text:a><text:span text:style-name="T32"> </text:span><text:span text:style-name="T64">, so what is you problem ?</text:span></text:p>
      <text:p text:style-name="P8"><text:span text:style-name="T32"/></text:p>
      <text:p text:style-name="P8"><text:a xlink:type="simple" xlink:href="https://twitter.com/daneel_olivawR"><text:span text:style-name="T66">@</text:span></text:a><text:a xlink:type="simple" xlink:href="https://twitter.com/daneel_olivawR"><text:span text:style-name="T65">daneel_olivawR</text:span></text:a><text:span text:style-name="T32"> </text:span><text:span text:style-name="T64">I don't have a problem with those who don't like me, but I do have a problem with those who PRETEND to.</text:span></text:p>
      <text:p text:style-name="P8"><text:span text:style-name="T32"/></text:p>
      <text:p text:style-name="P8"><text:a xlink:type="simple" xlink:href="https://twitter.com/karthik_anlp"><text:span text:style-name="T66">@</text:span></text:a><text:a xlink:type="simple" xlink:href="https://twitter.com/karthik_anlp"><text:span text:style-name="T65">karthik_anlp</text:span></text:a><text:span text:style-name="T32"> </text:span><text:span text:style-name="T64">tell me more stuff to make it relevant</text:span></text:p>
      <text:p text:style-name="P8"><text:a xlink:type="simple" xlink:href="https://twitter.com/daneel_olivawR"><text:span text:style-name="T66">@</text:span></text:a><text:a xlink:type="simple" xlink:href="https://twitter.com/daneel_olivawR"><text:span text:style-name="T65">daneel_olivawR</text:span></text:a><text:span text:style-name="T32"> </text:span><text:span text:style-name="T64">Nobody can make you happy until you're happy with yourself first</text:span></text:p>
      <text:p text:style-name="P8"><text:span text:style-name="T32"/></text:p>
      <text:p text:style-name="P8"><text:a xlink:type="simple" xlink:href="https://twitter.com/karthik_anlp"><text:span text:style-name="T66">@</text:span></text:a><text:a xlink:type="simple" xlink:href="https://twitter.com/karthik_anlp"><text:span text:style-name="T65">karthik_anlp</text:span></text:a><text:span text:style-name="T32"> </text:span><text:span text:style-name="T64">please run now , I'm tired</text:span></text:p>
      <text:p text:style-name="P8"><text:a xlink:type="simple" xlink:href="https://twitter.com/daneel_olivawR"><text:span text:style-name="T66">@</text:span></text:a><text:a xlink:type="simple" xlink:href="https://twitter.com/daneel_olivawR"><text:span text:style-name="T65">daneel_olivawR</text:span></text:a><text:span text:style-name="T32"> </text:span><text:span text:style-name="T64">Until you get sick and tired of the people that make you sick and tired.....You'll stay sick and tired.</text:span></text:p>
      <text:p text:style-name="P8"><text:span text:style-name="T32"/></text:p>
      <text:p text:style-name="P9"><text:span text:style-name="T33">So the above are some examples , where the what the bit said was relevant. Of course there were cases , where it did return vague quotes. As mentioned earlier , one good thing about using quotes is ,that they </text:span><text:span text:style-name="T34">we</text:span><text:span text:style-name="T33">re very flexible to interpret </text:span><text:span text:style-name="T35">and can suite a lot of tweets.</text:span></text:p>
      <text:p text:style-name="P9"><text:span text:style-name="T35"><text:tab/></text:span><text:span text:style-name="T44">Of the the two sub-bots, </text:span><text:span text:style-name="T46">it was found </text:span><text:span text:style-name="T47">that</text:span><text:span text:style-name="T44"> the Bigram </text:span><text:span text:style-name="T45">model </text:span><text:span text:style-name="T48">was more consistent than WisdomReplier and </text:span><text:span text:style-name="T49">hence </text:span><text:span text:style-name="T50">the WisdomReplier model was chosen with a probability of only 0.7.</text:span></text:p>
      <text:p text:style-name="P9"><text:span text:style-name="T35"/></text:p>
      <text:p text:style-name="P9"><text:span text:style-name="T35"><text:s/></text:span></text:p>
      <text:p text:style-name="P9"><text:soft-page-break/><text:span text:style-name="T35"/></text:p>
      <text:p text:style-name="P9"><text:span text:style-name="T35"/></text:p>
      <text:p text:style-name="P5"><text:span text:style-name="T36">Issues </text:span><text:span text:style-name="T51">&amp; Improvements</text:span><text:span text:style-name="T36"> :</text:span></text:p>
      <text:p text:style-name="P10"><text:span text:style-name="T36"/></text:p>
      <text:p text:style-name="P11"><text:span text:style-name="T36">1.</text:span><text:span text:style-name="T38">Due to rate limiting on the number of requests and </text:span><text:span text:style-name="T39">number of users tweets that can be retrieved(200 . User) , we did not have a huge collection of </text:span><text:span text:style-name="T40">“quote” tweets. This limited the number of words based on </text:span><text:span text:style-name="T40">which search could be performed. Extension to matching based on higher order n grams would have also been tough as there is just not enough data.</text:span></text:p>
      <text:p text:style-name="P12"><text:span text:style-name="T40"/></text:p>
      <text:p text:style-name="P12"><text:span text:style-name="T40">2. The other sub-bot tha</text:span><text:span text:style-name="T41">t, uses bigrams </text:span><text:span text:style-name="T42">had pretty promising results , so it may be a good idea to </text:span><text:span text:style-name="T43">apply that to “quote” tweets.</text:span></text:p>
      <text:p text:style-name="P12"><text:span text:style-name="T43"/></text:p>
      <text:p text:style-name="P14"><text:span text:style-name="T58">3. </text:span><text:span text:style-name="T59">The sample stream can be used to cluster some tweets </text:span><text:span text:style-name="T60">based on the content. This maybe useful beca</text:span><text:span text:style-name="T61">use , if we are able to identify meaningful clusters </text:span><text:span text:style-name="T62">based , then for certain types of question/tweets to our bot we can choose to respond using tweets from that alone.</text:span></text:p>
      <text:p text:style-name="P11"><text:span text:style-name="T37"/></text:p>
      <text:p text:style-name="P11"><text:span text:style-name="T37"/></text:p>
      <text:p text:style-name="P11"><text:span text:style-name="T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 Neue" svg:font-family="'Helvetica Neue', Arial, sans-serif"/>
    <style:font-face style:name="Helvetica" svg:font-family="Helvetica, arial, freesans, clean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</meta:initial-creator>
    <meta:creation-date>2013-03-08T03:35:13</meta:creation-date>
    <dc:date>2013-03-08T08:59:29</dc:date>
    <dc:creator>karthik </dc:creator>
    <meta:editing-duration>PT5H13M14S</meta:editing-duration>
    <meta:editing-cycles>101</meta:editing-cycles>
    <meta:generator>LibreOffice/3.6$Linux_X86_64 LibreOffice_project/360m1$Build-2</meta:generator>
    <meta:document-statistic meta:table-count="0" meta:image-count="0" meta:object-count="0" meta:page-count="2" meta:paragraph-count="24" meta:word-count="616" meta:character-count="3466" meta:non-whitespace-character-count="2865"/>
  </office:meta>
</office:document-meta>
</file>